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8cm" svg:stroke-color="#0000ff" draw:marker-start-width="1.25cm" draw:marker-end-width="1.25cm" draw:fill="none" draw:textarea-horizontal-align="center" draw:textarea-vertical-align="middle" fo:padding-top="0.525cm" fo:padding-bottom="0.525cm" fo:padding-left="0.65cm" fo:padding-right="0.65cm"/>
    </style:style>
    <style:style style:name="gr2" style:family="graphic" style:parent-style-name="standard">
      <style:graphic-properties draw:stroke="solid" svg:stroke-width="0.25cm" draw:marker-start-width="0.56cm" draw:marker-end-width="0.56cm" draw:fill="solid" draw:fill-color="#ff0000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solid" svg:stroke-width="0.01cm" draw:fill="solid" draw:fill-color="#ff00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3.722cm" fo:min-width="13.041cm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88pt" fo:font-weight="normal" style:font-size-asian="88pt" style:font-weight-asian="normal" style:font-size-complex="88pt" style:font-weight-complex="normal"/>
    </style:style>
    <style:style style:name="T1" style:family="text">
      <style:text-properties style:font-name="Times New Roman" fo:font-size="88pt" fo:font-weight="normal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945cm" svg:height="12.166cm" draw:transform="skewX (1.39859243203003E-017) rotate (-1.47113802650602) translate (12.9109683180003cm 0.793472375861344cm)" svg:viewBox="0 0 10946 12167" svg:d="M0 12167c8933-875 10770-1575 7444-3676-1572-821 174-1750 1224-3413 1488-2352 2278-5078 2278-5078">
          <text:p/>
        </draw:path>
        <draw:g>
          <draw:line draw:style-name="gr2" draw:text-style-name="P2" draw:layer="layout" svg:x1="6.082cm" svg:y1="6.933cm" svg:x2="6.082cm" svg:y2="9.872cm">
            <text:p/>
          </draw:line>
          <draw:custom-shape draw:style-name="gr3" draw:text-style-name="P2" draw:layer="layout" svg:width="1.76cm" svg:height="1.764cm" svg:x="5.202cm" svg:y="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8.018cm" svg:y1="7.989cm" svg:x2="8.018cm" svg:y2="10.928cm">
            <text:p/>
          </draw:line>
          <draw:custom-shape draw:style-name="gr3" draw:text-style-name="P2" draw:layer="layout" svg:width="1.76cm" svg:height="1.764cm" svg:x="7.138cm" svg:y="8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9.425cm" svg:y1="9.573cm" svg:x2="9.425cm" svg:y2="12.794cm">
            <text:p/>
          </draw:line>
          <draw:custom-shape draw:style-name="gr3" draw:text-style-name="P2" draw:layer="layout" svg:width="1.76cm" svg:height="1.756cm" svg:x="8.546cm" svg:y="10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1.009cm" svg:y1="7.989cm" svg:x2="11.009cm" svg:y2="12.09cm">
            <text:p/>
          </draw:line>
          <draw:custom-shape draw:style-name="gr3" draw:text-style-name="P2" draw:layer="layout" svg:width="1.758cm" svg:height="1.758cm" svg:x="10.13cm" svg:y="9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2.768cm" svg:y1="8.869cm" svg:x2="12.768cm" svg:y2="14.73cm">
            <text:p/>
          </draw:line>
          <draw:custom-shape draw:style-name="gr3" draw:text-style-name="P2" draw:layer="layout" svg:width="1.76cm" svg:height="1.759cm" svg:x="11.888cm" svg:y="10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3" draw:layer="layout" svg:width="13.551cm" svg:height="3.982cm" svg:x="1.816cm" svg:y="1.575cm">
          <draw:text-box>
            <text:p><text:span text:style-name="T1">MuSRFit</text:span></text:p>
          </draw:text-box>
        </draw:frame>
        <draw:g>
          <draw:line draw:style-name="gr2" draw:text-style-name="P2" draw:layer="layout" svg:x1="5.027cm" svg:y1="8.517cm" svg:x2="5.027cm" svg:y2="11.456cm">
            <text:p/>
          </draw:line>
          <draw:custom-shape draw:style-name="gr3" draw:text-style-name="P2" draw:layer="layout" svg:width="1.76cm" svg:height="1.764cm" svg:x="4.146cm" svg:y="9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3.619cm" svg:y1="9.749cm" svg:x2="3.619cm" svg:y2="12.688cm">
            <text:p/>
          </draw:line>
          <draw:custom-shape draw:style-name="gr3" draw:text-style-name="P2" draw:layer="layout" svg:width="1.758cm" svg:height="1.764cm" svg:x="2.74cm" svg:y="10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387cm" svg:y1="6.933cm" svg:x2="2.387cm" svg:y2="9.872cm">
            <text:p/>
          </draw:line>
          <draw:custom-shape draw:style-name="gr3" draw:text-style-name="P2" draw:layer="layout" svg:width="1.76cm" svg:height="1.764cm" svg:x="1.508cm" svg:y="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1.859cm" svg:y1="4.116cm" svg:x2="1.984cm" svg:y2="7.39cm">
            <text:p/>
          </draw:line>
          <draw:custom-shape draw:style-name="gr3" draw:text-style-name="P2" draw:layer="layout" svg:width="1.76cm" svg:height="1.768cm" svg:x="0.98cm" svg:y="4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0.98cm" svg:y1="1.3cm" svg:x2="0.98cm" svg:y2="4.239cm">
            <text:p/>
          </draw:line>
          <draw:custom-shape draw:style-name="gr3" draw:text-style-name="P2" draw:layer="layout" svg:width="1.76cm" svg:height="1.764cm" svg:x="0.1cm" svg:y="1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15cm" fo:margin-right="0.798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9-20T15:16:34.612172488</dc:date>
    <meta:editing-duration>PT36M10S</meta:editing-duration>
    <meta:editing-cycles>10</meta:editing-cycles>
    <meta:generator>LibreOffice/5.3.4.2$Linux_X86_64 LibreOffice_project/30$Build-2</meta:generator>
    <dc:creator>Zaher Salman</dc:creator>
    <meta:document-statistic meta:object-count="32"/>
  </office:meta>
</office:document-meta>
</file>